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c9211e" fo:font-size="22pt" style:text-underline-style="none" fo:font-weight="bold" officeooo:rsid="0072af53" officeooo:paragraph-rsid="0072af53" style:font-size-asian="22pt" style:font-weight-asian="bold" style:font-size-complex="22pt" style:font-weight-complex="bold"/>
    </style:style>
    <style:style style:name="P2" style:family="paragraph" style:parent-style-name="Standard">
      <style:text-properties fo:color="#c9211e" fo:font-size="22pt" style:text-underline-style="none" fo:font-weight="bold" officeooo:rsid="0073374e" officeooo:paragraph-rsid="0073374e" style:font-size-asian="22pt" style:font-weight-asian="bold" style:font-size-complex="22pt" style:font-weight-complex="bold"/>
    </style:style>
    <style:style style:name="P3" style:family="paragraph" style:parent-style-name="Standard">
      <style:text-properties fo:color="#c9211e" fo:font-size="14pt" fo:font-style="italic" style:text-underline-style="solid" style:text-underline-width="auto" style:text-underline-color="font-color" fo:font-weight="bold" officeooo:rsid="0075c410" officeooo:paragraph-rsid="0075c410" style:font-size-asian="12.25pt" style:font-style-asian="italic" style:font-weight-asian="bold" style:font-size-complex="14pt" style:font-style-complex="italic" style:font-weight-complex="bold"/>
    </style:style>
    <style:style style:name="P4" style:family="paragraph" style:parent-style-name="Standard">
      <style:text-properties fo:color="#000000" fo:font-size="22pt" fo:font-style="normal" style:text-underline-style="none" fo:font-weight="normal" officeooo:rsid="007714df" officeooo:paragraph-rsid="00773da7" style:font-size-asian="22pt" style:font-style-asian="normal" style:font-weight-asian="normal" style:font-size-complex="22pt" style:font-style-complex="normal" style:font-weight-complex="normal"/>
    </style:style>
    <style:style style:name="P5" style:family="paragraph" style:parent-style-name="Standard">
      <style:text-properties fo:color="#000000" fo:font-size="14pt" style:text-underline-style="none" fo:font-weight="normal" officeooo:rsid="0073374e" officeooo:paragraph-rsid="0073374e" style:font-size-asian="12.25pt" style:font-weight-asian="normal" style:font-size-complex="14pt" style:font-weight-complex="normal"/>
    </style:style>
    <style:style style:name="P6" style:family="paragraph" style:parent-style-name="Standard">
      <style:text-properties fo:color="#000000" fo:font-size="14pt" style:text-underline-style="none" fo:font-weight="normal" officeooo:rsid="0074483f" officeooo:paragraph-rsid="0074483f" style:font-size-asian="12.25pt" style:font-weight-asian="normal" style:font-size-complex="14pt" style:font-weight-complex="normal"/>
    </style:style>
    <style:style style:name="P7" style:family="paragraph" style:parent-style-name="Standard">
      <style:text-properties fo:color="#000000" fo:font-size="14pt" fo:font-style="normal" style:text-underline-style="none" fo:font-weight="normal" officeooo:rsid="0075c410" officeooo:paragraph-rsid="0075c410" style:font-size-asian="12.25pt" style:font-style-asian="normal" style:font-weight-asian="normal" style:font-size-complex="14pt" style:font-style-complex="normal" style:font-weight-complex="normal"/>
    </style:style>
    <style:style style:name="P8" style:family="paragraph" style:parent-style-name="Standard">
      <style:text-properties fo:color="#000000" fo:font-size="14pt" fo:font-style="normal" style:text-underline-style="none" fo:font-weight="normal" officeooo:rsid="007714df" officeooo:paragraph-rsid="007714df" style:font-size-asian="12.25pt" style:font-style-asian="normal" style:font-weight-asian="normal" style:font-size-complex="14pt" style:font-style-complex="normal" style:font-weight-complex="normal"/>
    </style:style>
    <style:style style:name="P9" style:family="paragraph" style:parent-style-name="Standard">
      <style:text-properties fo:color="#000000" fo:font-size="14pt" fo:font-style="normal" style:text-underline-style="none" fo:font-weight="normal" officeooo:rsid="007714df" officeooo:paragraph-rsid="00773da7" style:font-size-asian="12.25pt" style:font-style-asian="normal" style:font-weight-asian="normal" style:font-size-complex="14pt" style:font-style-complex="normal" style:font-weight-complex="normal"/>
    </style:style>
    <style:style style:name="P10" style:family="paragraph" style:parent-style-name="Standard">
      <style:text-properties fo:color="#000000" fo:font-size="14pt" fo:font-style="normal" style:text-underline-style="none" fo:font-weight="normal" officeooo:rsid="00773da7" officeooo:paragraph-rsid="00773da7" style:font-size-asian="12.25pt" style:font-style-asian="normal" style:font-weight-asian="normal" style:font-size-complex="14pt" style:font-style-complex="normal" style:font-weight-complex="normal"/>
    </style:style>
    <style:style style:name="P11" style:family="paragraph" style:parent-style-name="Standard">
      <style:text-properties fo:color="#000000" fo:font-size="14pt" fo:font-style="normal" style:text-underline-style="none" fo:font-weight="normal" officeooo:rsid="00789882" officeooo:paragraph-rsid="00789882" style:font-size-asian="12.25pt" style:font-style-asian="normal" style:font-weight-asian="normal" style:font-size-complex="14pt" style:font-style-complex="normal" style:font-weight-complex="normal"/>
    </style:style>
    <style:style style:name="P12" style:family="paragraph" style:parent-style-name="Standard">
      <style:text-properties fo:color="#000000" fo:font-size="14pt" fo:font-style="normal" style:text-underline-style="none" fo:font-weight="normal" officeooo:rsid="007a3c27" officeooo:paragraph-rsid="007a3c27" style:font-size-asian="12.25pt" style:font-style-asian="normal" style:font-weight-asian="normal" style:font-size-complex="14pt" style:font-style-complex="normal" style:font-weight-complex="normal"/>
    </style:style>
    <style:style style:name="P13" style:family="paragraph" style:parent-style-name="List_20_Paragraph">
      <style:paragraph-properties fo:margin-left="-0.751cm" fo:margin-right="-1.501cm" fo:text-indent="0cm" style:auto-text-indent="false"/>
      <style:text-properties fo:color="#000000" fo:font-size="14pt" fo:font-style="normal" style:text-underline-style="none" fo:font-weight="normal" officeooo:rsid="007a3c27" officeooo:paragraph-rsid="007bee07" style:font-size-asian="12.25pt" style:font-style-asian="normal" style:font-weight-asian="normal" style:font-size-complex="14pt" style:font-style-complex="normal" style:font-weight-complex="normal"/>
    </style:style>
    <style:style style:name="P14" style:family="paragraph" style:parent-style-name="List_20_Paragraph" style:list-style-name="WWNum5">
      <style:paragraph-properties fo:margin-left="-0.751cm" fo:margin-right="0cm" fo:margin-top="0cm" fo:margin-bottom="0cm" loext:contextual-spacing="true" fo:line-height="100%" fo:text-indent="-0.635cm" style:auto-text-indent="false"/>
      <style:text-properties officeooo:paragraph-rsid="007bee07"/>
    </style:style>
    <style:style style:name="P15" style:family="paragraph" style:parent-style-name="List_20_Paragraph" style:list-style-name="WWNum6">
      <style:paragraph-properties fo:margin-left="-0.751cm" fo:margin-right="0cm" fo:margin-top="0cm" fo:margin-bottom="0cm" loext:contextual-spacing="true" fo:line-height="100%" fo:text-indent="-0.635cm" style:auto-text-indent="false"/>
      <style:text-properties officeooo:paragraph-rsid="007bee07"/>
    </style:style>
    <style:style style:name="P16" style:family="paragraph" style:parent-style-name="List_20_Paragraph">
      <style:paragraph-properties fo:margin-left="-0.751cm" fo:margin-right="0cm" fo:margin-top="0cm" fo:margin-bottom="0cm" loext:contextual-spacing="true" fo:line-height="100%" fo:text-indent="0cm" style:auto-text-indent="false"/>
      <style:text-properties officeooo:paragraph-rsid="007bee07"/>
    </style:style>
    <style:style style:name="P17" style:family="paragraph" style:parent-style-name="Standard">
      <style:text-properties fo:color="#000000" fo:font-size="14pt" fo:font-style="normal" style:text-underline-style="none" fo:font-weight="normal" officeooo:rsid="007a3c27" officeooo:paragraph-rsid="007a3c27" style:font-size-asian="12.25pt" style:font-style-asian="normal" style:font-weight-asian="normal" style:font-size-complex="14pt" style:font-style-complex="normal" style:font-weight-complex="normal"/>
    </style:style>
    <style:style style:name="P18" style:family="paragraph" style:parent-style-name="Standard">
      <style:paragraph-properties fo:margin-left="-0.751cm" fo:margin-right="0cm" fo:text-indent="2cm" style:auto-text-indent="false"/>
      <style:text-properties officeooo:paragraph-rsid="007bee07"/>
    </style:style>
    <style:style style:name="P19" style:family="paragraph" style:parent-style-name="Standard">
      <style:paragraph-properties fo:margin-left="-0.751cm" fo:margin-right="0cm" fo:text-indent="0cm" style:auto-text-indent="false"/>
      <style:text-properties officeooo:paragraph-rsid="007bee07"/>
    </style:style>
    <style:style style:name="T1" style:family="text">
      <style:text-properties fo:color="#000000" fo:font-size="14pt" fo:font-weight="normal" style:font-size-asian="12.25pt" style:font-weight-asian="normal" style:font-size-complex="14pt" style:font-weight-complex="normal"/>
    </style:style>
    <style:style style:name="T2" style:family="text">
      <style:text-properties fo:color="#000000" fo:font-size="14pt" fo:font-weight="normal" officeooo:rsid="0074483f" style:font-size-asian="12.25pt" style:font-weight-asian="normal" style:font-size-complex="14pt" style:font-weight-complex="normal"/>
    </style:style>
    <style:style style:name="T3" style:family="text">
      <style:text-properties fo:font-size="14pt" style:font-size-asian="12.25pt" style:font-size-complex="14pt"/>
    </style:style>
    <style:style style:name="T4" style:family="text">
      <style:text-properties fo:font-size="14pt" officeooo:rsid="00773da7" style:font-size-asian="12.25pt" style:font-size-complex="14pt"/>
    </style:style>
    <style:style style:name="T5" style:family="text">
      <style:text-properties style:text-position="super 58%"/>
    </style:style>
    <style:style style:name="T6"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3 : Principe de base de la génétique et reproduction sexuée humaine </text:p>
      <text:p text:style-name="P1"/>
      <text:p text:style-name="P2">Constat :</text:p>
      <text:p text:style-name="P2"><text:tab/><text:span text:style-name="T1">Chez la drosophile nous avons pu réalisé des analyse </text:span><text:span text:style-name="T2">génétique</text:span><text:span text:style-name="T1"> en se </text:span><text:span text:style-name="T2">fondant</text:span><text:span text:style-name="T1"> sur l’étude de la </text:span><text:span text:style-name="T2">transmission</text:span><text:span text:style-name="T1"> </text:span><text:span text:style-name="T2">héréditaire</text:span><text:span text:style-name="T1"> observable ( phénotype) dans des croisement issue le plus souvent de ligné pur donc homozygote et ne différent que part un </text:span><text:span text:style-name="T2">nombre</text:span><text:span text:style-name="T1"> limité de </text:span><text:span text:style-name="T2">caractère.</text:span><text:span text:style-name="T1"> Cette animal est un </text:span><text:span text:style-name="T2">modelé</text:span><text:span text:style-name="T1"> en génétique. Il nous faut </text:span><text:span text:style-name="T2">vérifiée</text:span><text:span text:style-name="T1"> que se modèle est transposable a des cas plus complexe </text:span><text:span text:style-name="T2">comme</text:span><text:span text:style-name="T1"> </text:span><text:span text:style-name="T2">l’être</text:span><text:span text:style-name="T1"> humaine</text:span></text:p>
      <text:p text:style-name="P5"/>
      <text:p text:style-name="P2"><text:span text:style-name="T1">PB : On vas cherchez a vérifier que les principe de base de la génétique que nous avons élaborer a la leçon précédente sont applicable a </text:span><text:span text:style-name="T2">l’être</text:span><text:span text:style-name="T1"> humain </text:span></text:p>
      <text:p text:style-name="P5"/>
      <text:p text:style-name="P5"/>
      <text:p text:style-name="P6">Stratégie :</text:p>
      <text:p text:style-name="P6">- reconstitué l’histoire de la transmission de certain caractère dans une famille en étudiant les phénotype des individue est en déduisant les génotype selon les lois précédemment élaboré.</text:p>
      <text:p text:style-name="P6"/>
      <text:p text:style-name="P6"/>
      <text:p text:style-name="P3">Recette de cuisine en génétique humaine :</text:p>
      <text:p text:style-name="P7">1 : nombre de gène impliqué 1 caractère étudié </text:p>
      <text:p text:style-name="P8">2 : déterminer le nb d’allèle en fonction du nb de phénotype </text:p>
      <text:p text:style-name="P9">3 : déterminer les dominance et les récessivité des allèles</text:p>
      <text:p text:style-name="P4"><text:span text:style-name="T4">4 : déterminer la position des gène sur les chromosome</text:span><text:span text:style-name="T3"> </text:span><text:span text:style-name="T4">( autosome /=gonosome )</text:span></text:p>
      <text:p text:style-name="P10">ch homologue =&gt; les autres (XX)</text:p>
      <text:p text:style-name="P10">ch hétérologues =&gt; X et Y</text:p>
      <text:p text:style-name="P10"><text:s text:c="4"/>hétérosomes </text:p>
      <text:p text:style-name="P10"/>
      <text:p text:style-name="P10"/>
      <text:p text:style-name="P11">for probable géne groupe sanguin autosome </text:p>
      <text:p text:style-name="P11"/>
      <text:p text:style-name="P11"/>
      <text:p text:style-name="P12">récessif si 1<text:span text:style-name="T5">er</text:span> génération non malade</text:p>
      <text:p text:style-name="P12"/>
      <text:p text:style-name="P12"/>
      <text:p text:style-name="P12"/>
      <text:p text:style-name="P12"/>
      <text:p text:style-name="P12"/>
      <text:p text:style-name="P12"/>
      <text:p text:style-name="P12"/>
      <text:p text:style-name="P18"><text:soft-page-break/>Dans l’espèce humaine, on peut bien souvent appliquer les principes de base de la génétique pour déterminer le mode de transmission de certains caractères et les allèles portés par les individus. Pour cela, on s’appuie sur des études au sein des familles. C’est particulièrement ce que l’on fait pour comprendre le mode de transmission d’une maladie génétique (mais pas seulement). Dans ce cas, on nomme allèle morbide l’allèle qui est responsable de la maladie.</text:p>
      <text:p text:style-name="P19">On peut d’abord déterminer si cet allèle morbide est dominant ou récessif :</text:p>
      <text:list xml:id="list1725220701" text:style-name="WWNum5">
        <text:list-item>
          <text:p text:style-name="P14">Si un individu malade possède des parents sains, le mode de transmission est récessif. Il faut les 2 copies de l’allèle morbide pour que la maladie s’exprime. </text:p>
        </text:list-item>
        <text:list-item>
          <text:p text:style-name="P14">Si chaque individu malade a au moins un parent malade et que toutes les générations sont touchées, le mode de transmission est fort probablement dominant. Une seule copie de l’allèle morbide suffit pour que la maladie s’exprime.</text:p>
        </text:list-item>
      </text:list>
      <text:p text:style-name="P16"/>
      <text:p text:style-name="P19">On peut ensuite déterminer si le gène en question est situé sur une paire d’autosomes ou sur les gonosomes :</text:p>
      <text:list xml:id="list1885921093" text:style-name="WWNum6">
        <text:list-item>
          <text:p text:style-name="P15">Si l’allèle morbide est porté par un des autosomes, il y a statistiquement autant d’hommes que de femmes atteints.</text:p>
        </text:list-item>
        <text:list-item>
          <text:p text:style-name="P15">Si l’allèle morbide est récessif et porté par X, les hommes sont plus touchés que les femmes. Toutes les filles malades ont un père malade. Tous les fils d’une mère malade sont malades. Il n’y a pas de transmission père/fils.</text:p>
        </text:list-item>
        <text:list-item>
          <text:p text:style-name="P15">Si l’allèle morbide est dominant et porté par X, toutes les filles d’un père malade sont malades.</text:p>
        </text:list-item>
        <text:list-item>
          <text:p text:style-name="P15">Si l’allèle morbide est porté par Y, aucune femme n’est atteinte et tous les fils d’un homme malade sont malades.</text:p>
        </text:list-item>
      </text:list>
      <text:p text:style-name="P16"/>
      <text:p text:style-name="P19">Ces études permettent aussi de faire de la génétique prédictive pour savoir, par exemple, si un enfant à naître est susceptible ou non de développer telle ou telle maladie génétique. S’il en est susceptible, on est capables de chiffrer le risque. </text:p>
      <text:p text:style-name="P19">Cependant, en particulier dans le cas des maladies récessives, ce type de travaux ne permet bien souvent pas d’être sûr. </text:p>
      <text:p text:style-name="P19">Depuis quelques années, avec le développement des techniques de séquençage de l’ADN et les progrès de la bioinformatique, on a directement accès au génotype de chaque individu comme à ceux de ces ascendants et descendants. C’est ainsi qu’on s’est rendu compte qu’il y a en fait plusieurs allèles responsables de la mucoviscidose donc que des allèles différents peuvent conduire au même phénotype. </text:p>
      <text:p text:style-name="P19">Grâce aux diverses techniques de diagnostic prénatal, on sait aussi déterminer le génotype d’un embryon ou d’un fœtus in utero ou d’un embryon issu d’une fécondation in vitro avant qu’il ne soit inséré dans l’utérus. Pour cela, on récupère des cellules embryonnaires ou fœtales et on séquence leur ADN. </text:p>
      <text:p text:style-name="P19">Petit à petit, des bases de données informatisées sont ainsi créées et permettent d’identifier des associations entre certains gènes mutés et certains phénotypes.</text:p>
      <text:p text:style-name="P19"/>
      <text:p text:style-name="P13"><text:span text:style-name="T6">CONCLUSION : La génétique humaine obéit aux mêmes règles que la génétique des autres eucaryotes dont les principes de base ont été édictés par Mendel. Depuis, ces principes ont été enrichis d’abord par Morgan qui a mis en évidence que certains caractères ne se transmettent pas selon les lois de Mendel comme les caractères dépendants de gènes liés ou ceux dépendants de gènes portés par les gonosomes. Cet enrichissement s’est poursuivi ces dernières années avec la mise au point des techniques de séquençage de l’ADN et le développement de la bioinformatique qui permettent un accès direct et non plus indirect aux génotypes.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09-25T11:22:44.298000000</dc:date>
    <meta:editing-duration>PT5H36M47S</meta:editing-duration>
    <meta:editing-cycles>60</meta:editing-cycles>
    <meta:generator>LibreOffice/6.3.5.2$Windows_X86_64 LibreOffice_project/dd0751754f11728f69b42ee2af66670068624673</meta:generator>
    <meta:document-statistic meta:table-count="0" meta:image-count="0" meta:object-count="0" meta:page-count="2" meta:paragraph-count="31" meta:word-count="788" meta:character-count="4726" meta:non-whitespace-character-count="3957"/>
  </office:meta>
</office:document-meta>
</file>